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ong_20_Dash" svg:stroke-width="0.1cm" svg:stroke-color="#000000" draw:marker-start-width="0.35cm" draw:marker-end-width="0.35cm" svg:stroke-opacity="50%" draw:fill="solid" draw:fill-color="#ffb66c" draw:opacity="50%" draw:textarea-horizontal-align="justify" draw:textarea-vertical-align="middle" draw:auto-grow-height="false" fo:min-height="3.95cm" fo:min-width="21.2cm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none" draw:stroke-dash="Long_20_Dash" svg:stroke-width="0.1cm" svg:stroke-color="#000000" draw:marker-start-width="0.35cm" draw:marker-end-width="0.35cm" svg:stroke-opacity="50%" draw:fill="solid" draw:fill-color="#074194" draw:opacity="50%" draw:textarea-horizontal-align="justify" draw:textarea-vertical-align="middle" draw:auto-grow-height="false" fo:min-height="3.95cm" fo:min-width="21.2cm" fo:padding-top="0.175cm" fo:padding-bottom="0.175cm" fo:padding-left="0.3cm" fo:padding-right="0.3cm" draw:shadow-opacity="50%"/>
    </style:style>
    <style:style style:name="gr3" style:family="graphic" style:parent-style-name="standard">
      <style:graphic-properties draw:stroke="none" draw:stroke-dash="Long_20_Dash" svg:stroke-width="0.1cm" svg:stroke-color="#000000" draw:marker-start-width="0.35cm" draw:marker-end-width="0.35cm" svg:stroke-opacity="50%" draw:fill="solid" draw:fill-color="#f10d0c" draw:opacity="70%" draw:textarea-horizontal-align="justify" draw:textarea-vertical-align="middle" draw:auto-grow-height="false" fo:min-height="3.95cm" fo:min-width="21.2cm" fo:padding-top="0.175cm" fo:padding-bottom="0.175cm" fo:padding-left="0.3cm" fo:padding-right="0.3cm" draw:shadow-opacity="70%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textarea-vertical-align="middle" fo:min-height="0.7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9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125cm" fo:min-width="3.025cm" fo:wrap-option="wrap"/>
    </style:style>
    <style:style style:name="gr9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.251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0.493cm"/>
      <style:paragraph-properties style:writing-mode="lr-tb"/>
    </style:style>
    <style:style style:name="gr11" style:family="graphic" style:parent-style-name="standard">
      <style:graphic-properties svg:stroke-color="#000000" draw:fill="solid" draw:fill-color="#ffb66c" draw:textarea-horizontal-align="justify" draw:textarea-vertical-align="middle" draw:auto-grow-height="false" fo:min-height="0.625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svg:stroke-color="#000000" draw:fill="solid" draw:fill-color="#ffb66c" draw:textarea-horizontal-align="justify" draw:textarea-vertical-align="middle" draw:auto-grow-height="false" fo:min-height="0.75cm" fo:min-width="2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1cm" svg:stroke-color="#ffb66c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Dash" svg:stroke-width="0.1cm" svg:stroke-color="#f10d0c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Dash" svg:stroke-width="0.1cm" draw:marker-start="" draw:marker-start-width="0.35cm" draw:marker-end="Arrowheads_20_3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10d0c" draw:marker-start-width="0.35cm" draw:marker-end-width="0.35cm" draw:fill="none" draw:textarea-vertical-align="middle" draw:auto-grow-height="false" fo:min-height="3.542cm" fo:min-width="0cm" fo:padding-top="0.175cm" fo:padding-bottom="0.175cm" fo:padding-left="0.3cm" fo:padding-right="0.3cm" fo:wrap-option="wrap"/>
    </style:style>
    <style:style style:name="gr18" style:family="graphic" style:parent-style-name="standard">
      <style:graphic-properties svg:stroke-width="0.1cm" svg:stroke-color="#ffb66c" draw:marker-start-width="0.35cm" draw:marker-end-width="0.35cm" draw:fill="none" draw:textarea-vertical-align="middle" draw:auto-grow-height="false" fo:min-height="3.442cm" fo:min-width="0cm" fo:padding-top="0.175cm" fo:padding-bottom="0.175cm" fo:padding-left="0.3cm" fo:padding-right="0.3cm" fo:wrap-option="wrap"/>
    </style:style>
    <style:style style:name="gr19" style:family="graphic" style:parent-style-name="standard">
      <style:graphic-properties svg:stroke-width="0.1cm" svg:stroke-color="#074194" draw:marker-start-width="0.35cm" draw:marker-end-width="0.35cm" draw:fill="none" draw:textarea-vertical-align="middle" draw:auto-grow-height="false" fo:min-height="3.442cm" fo:min-width="0cm" fo:padding-top="0.175cm" fo:padding-bottom="0.175cm" fo:padding-left="0.3cm" fo:padding-right="0.3cm" fo:wrap-option="wrap"/>
    </style:style>
    <style:style style:name="gr20" style:family="graphic" style:parent-style-name="standard">
      <style:graphic-properties draw:stroke="none" draw:fill="none" fo:min-height="0.225cm"/>
      <style:paragraph-properties style:writing-mode="lr-tb"/>
    </style:style>
    <style:style style:name="gr21" style:family="graphic" style:parent-style-name="standard">
      <style:graphic-properties draw:stroke="none" draw:fill="none" fo:min-height="1.212cm"/>
      <style:paragraph-properties style:writing-mode="lr-tb"/>
    </style:style>
    <style:style style:name="gr22" style:family="graphic" style:parent-style-name="standard">
      <style:graphic-properties draw:stroke="none" draw:fill="none" fo:min-height="0.497cm"/>
      <style:paragraph-properties style:writing-mode="lr-tb"/>
    </style:style>
    <style:style style:name="gr23" style:family="graphic" style:parent-style-name="standard">
      <style:graphic-properties draw:stroke="none" draw:fill="solid" draw:fill-color="#b2b2b2" draw:textarea-vertical-align="middle" fo:min-height="0.993cm"/>
      <style:paragraph-properties style:writing-mode="lr-tb"/>
    </style:style>
    <style:style style:name="gr24" style:family="graphic" style:parent-style-name="standard">
      <style:graphic-properties draw:stroke="none" draw:fill="none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1cm" svg:stroke-color="#000000" draw:marker-start-width="0.35cm" draw:marker-end-width="0.35cm" svg:stroke-opacity="50%" draw:fill="none" draw:textarea-horizontal-align="justify" draw:textarea-vertical-align="middle" draw:auto-grow-height="false" fo:min-height="15.45cm" fo:min-width="6.4cm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Long_20_Dash" svg:stroke-width="0.1cm" svg:stroke-color="#000000" draw:marker-start-width="0.35cm" draw:marker-end-width="0.35cm" svg:stroke-opacity="50%" draw:fill="none" draw:textarea-horizontal-align="justify" draw:textarea-vertical-align="middle" draw:auto-grow-height="false" fo:min-height="15.45cm" fo:min-width="5.1cm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Long_20_Dash" svg:stroke-width="0.1cm" svg:stroke-color="#000000" draw:marker-start-width="0.35cm" draw:marker-end-width="0.35cm" svg:stroke-opacity="50%" draw:fill="none" draw:textarea-horizontal-align="justify" draw:textarea-vertical-align="middle" draw:auto-grow-height="false" fo:min-height="15.45cm" fo:min-width="6.6cm" fo:padding-top="0.175cm" fo:padding-bottom="0.175cm" fo:padding-left="0.3cm" fo:padding-right="0.3cm"/>
    </style:style>
    <style:style style:name="gr29" style:family="graphic" style:parent-style-name="objectwithoutfill">
      <style:graphic-properties draw:marker-end="Arrowheads_20_4" draw:marker-end-width="0.3cm" draw:fill="none" draw:textarea-vertical-align="middle"/>
    </style:style>
    <style:style style:name="gr30" style:family="graphic" style:parent-style-name="objectwithoutfill">
      <style:graphic-properties draw:stroke="dash" draw:stroke-dash="Dash" svg:stroke-width="0.1cm" svg:stroke-color="#f10d0c" draw:marker-start-width="0.35cm" draw:marker-end="Arrowheads_20_5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="dash" draw:stroke-dash="Dash" svg:stroke-width="0.1cm" draw:marker-start-width="0.35cm" draw:marker-end="Arrowheads_20_6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stroke="dash" draw:stroke-dash="Dash" svg:stroke-width="0.1cm" svg:stroke-color="#ffb66c" draw:marker-start-width="0.35cm" draw:marker-end="Arrowheads_20_7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ffb66c" draw:opacity="50%"/>
      <style:paragraph-properties fo:text-align="center"/>
    </style:style>
    <style:style style:name="P2" style:family="paragraph">
      <loext:graphic-properties draw:fill="solid" draw:fill-color="#074194" draw:opacity="50%"/>
      <style:paragraph-properties fo:text-align="center"/>
    </style:style>
    <style:style style:name="P3" style:family="paragraph">
      <loext:graphic-properties draw:fill="solid" draw:fill-color="#f10d0c" draw:opacity="7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DejaVu Sans Mono" fo:font-size="12pt"/>
    </style:style>
    <style:style style:name="P6" style:family="paragraph">
      <loext:graphic-properties draw:fill="none"/>
      <style:text-properties style:font-name="DejaVu Sans Mono" fo:font-size="12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4000"/>
      <style:paragraph-properties fo:text-align="center"/>
    </style:style>
    <style:style style:name="P10" style:family="paragraph">
      <loext:graphic-properties draw:fill="solid" draw:fill-color="#ffb66c"/>
      <style:paragraph-properties fo:text-align="center"/>
    </style:style>
    <style:style style:name="P11" style:family="paragraph">
      <style:text-properties style:font-name="DejaVu Sans Mono" fo:font-size="12pt" fo:font-weight="normal"/>
    </style:style>
    <style:style style:name="P12" style:family="paragraph">
      <loext:graphic-properties draw:fill="none"/>
      <style:text-properties style:font-name="DejaVu Sans Mono" fo:font-size="12pt" fo:font-weight="normal"/>
    </style:style>
    <style:style style:name="P13" style:family="paragraph">
      <style:paragraph-properties fo:text-align="center">
        <style:tab-stops/>
      </style:paragraph-properties>
      <style:text-properties style:font-name="DejaVu Sans Mono" fo:font-size="12pt"/>
    </style:style>
    <style:style style:name="P14" style:family="paragraph">
      <loext:graphic-properties draw:fill="solid" draw:fill-color="#b2b2b2"/>
      <style:paragraph-properties fo:text-align="center">
        <style:tab-stops/>
      </style:paragraph-properties>
      <style:text-properties style:font-name="DejaVu Sans Mono" fo:font-size="12p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DejaVu Sans Mono" fo:font-size="12pt"/>
    </style:style>
    <style:style style:name="T2" style:family="text">
      <style:text-properties style:font-name="DejaVu Sans Mono" fo:font-size="1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8cm" svg:height="4.3cm" svg:x="6.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1.8cm" svg:height="4.3cm" svg:x="6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1.8cm" svg:height="4.3cm" svg:x="6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5.095cm" svg:y1="10.638cm" svg:x2="5.095cm" svg:y2="11.201cm">
          <text:p/>
        </draw:line>
        <draw:line draw:style-name="gr4" draw:text-style-name="P4" draw:layer="layout" svg:x1="4.995cm" svg:y1="7cm" svg:x2="4.995cm" svg:y2="7.563cm">
          <text:p/>
        </draw:line>
        <draw:line draw:style-name="gr4" draw:text-style-name="P4" draw:layer="layout" svg:x1="5.501cm" svg:y1="7.698cm" svg:x2="4.913cm" svg:y2="7.698cm">
          <text:p/>
        </draw:line>
        <draw:line draw:style-name="gr4" draw:text-style-name="P4" draw:layer="layout" svg:x1="5.501cm" svg:y1="7.49cm" svg:x2="4.913cm" svg:y2="7.49cm">
          <text:p/>
        </draw:line>
        <draw:line draw:style-name="gr4" draw:text-style-name="P4" draw:layer="layout" svg:x1="5.501cm" svg:y1="7.907cm" svg:x2="4.913cm" svg:y2="7.907cm">
          <text:p/>
        </draw:line>
        <draw:line draw:style-name="gr4" draw:text-style-name="P4" draw:layer="layout" svg:x1="5.501cm" svg:y1="8.116cm" svg:x2="4.913cm" svg:y2="8.116cm">
          <text:p/>
        </draw:line>
        <draw:line draw:style-name="gr4" draw:text-style-name="P4" draw:layer="layout" svg:x1="5.501cm" svg:y1="8.324cm" svg:x2="4.913cm" svg:y2="8.324cm">
          <text:p/>
        </draw:line>
        <draw:line draw:style-name="gr4" draw:text-style-name="P4" draw:layer="layout" svg:x1="5.501cm" svg:y1="8.533cm" svg:x2="4.913cm" svg:y2="8.533cm">
          <text:p/>
        </draw:line>
        <draw:line draw:style-name="gr4" draw:text-style-name="P4" draw:layer="layout" svg:x1="5.501cm" svg:y1="8.741cm" svg:x2="4.913cm" svg:y2="8.741cm">
          <text:p/>
        </draw:line>
        <draw:line draw:style-name="gr4" draw:text-style-name="P4" draw:layer="layout" svg:x1="5.501cm" svg:y1="8.95cm" svg:x2="4.913cm" svg:y2="8.95cm">
          <text:p/>
        </draw:line>
        <draw:line draw:style-name="gr4" draw:text-style-name="P4" draw:layer="layout" svg:x1="5.501cm" svg:y1="9.159cm" svg:x2="4.913cm" svg:y2="9.159cm">
          <text:p/>
        </draw:line>
        <draw:line draw:style-name="gr4" draw:text-style-name="P4" draw:layer="layout" svg:x1="5.501cm" svg:y1="9.367cm" svg:x2="4.913cm" svg:y2="9.367cm">
          <text:p/>
        </draw:line>
        <draw:line draw:style-name="gr4" draw:text-style-name="P4" draw:layer="layout" svg:x1="5.501cm" svg:y1="9.576cm" svg:x2="4.913cm" svg:y2="9.576cm">
          <text:p/>
        </draw:line>
        <draw:line draw:style-name="gr4" draw:text-style-name="P4" draw:layer="layout" svg:x1="5.501cm" svg:y1="9.785cm" svg:x2="4.913cm" svg:y2="9.785cm">
          <text:p/>
        </draw:line>
        <draw:line draw:style-name="gr4" draw:text-style-name="P4" draw:layer="layout" svg:x1="5.501cm" svg:y1="9.993cm" svg:x2="4.913cm" svg:y2="9.993cm">
          <text:p/>
        </draw:line>
        <draw:line draw:style-name="gr4" draw:text-style-name="P4" draw:layer="layout" svg:x1="5.501cm" svg:y1="10.502cm" svg:x2="4.913cm" svg:y2="10.502cm">
          <text:p/>
        </draw:line>
        <draw:line draw:style-name="gr4" draw:text-style-name="P4" draw:layer="layout" svg:x1="5.501cm" svg:y1="10.71cm" svg:x2="4.913cm" svg:y2="10.71cm">
          <text:p/>
        </draw:line>
        <draw:line draw:style-name="gr4" draw:text-style-name="P4" draw:layer="layout" svg:x1="1.805cm" svg:y1="10.338cm" svg:x2="1.805cm" svg:y2="10.901cm">
          <text:p/>
        </draw:line>
        <draw:line draw:style-name="gr4" draw:text-style-name="P4" draw:layer="layout" svg:x1="2.04cm" svg:y1="10.338cm" svg:x2="2.04cm" svg:y2="10.901cm">
          <text:p/>
        </draw:line>
        <draw:line draw:style-name="gr4" draw:text-style-name="P4" draw:layer="layout" svg:x1="2.275cm" svg:y1="10.338cm" svg:x2="2.275cm" svg:y2="10.901cm">
          <text:p/>
        </draw:line>
        <draw:line draw:style-name="gr4" draw:text-style-name="P4" draw:layer="layout" svg:x1="2.51cm" svg:y1="10.338cm" svg:x2="2.51cm" svg:y2="10.901cm">
          <text:p/>
        </draw:line>
        <draw:line draw:style-name="gr4" draw:text-style-name="P4" draw:layer="layout" svg:x1="2.745cm" svg:y1="10.338cm" svg:x2="2.745cm" svg:y2="10.901cm">
          <text:p/>
        </draw:line>
        <draw:line draw:style-name="gr4" draw:text-style-name="P4" draw:layer="layout" svg:x1="2.98cm" svg:y1="10.338cm" svg:x2="2.98cm" svg:y2="10.901cm">
          <text:p/>
        </draw:line>
        <draw:line draw:style-name="gr4" draw:text-style-name="P4" draw:layer="layout" svg:x1="3.215cm" svg:y1="10.338cm" svg:x2="3.215cm" svg:y2="10.901cm">
          <text:p/>
        </draw:line>
        <draw:line draw:style-name="gr4" draw:text-style-name="P4" draw:layer="layout" svg:x1="3.45cm" svg:y1="10.338cm" svg:x2="3.45cm" svg:y2="10.901cm">
          <text:p/>
        </draw:line>
        <draw:line draw:style-name="gr4" draw:text-style-name="P4" draw:layer="layout" svg:x1="3.685cm" svg:y1="10.338cm" svg:x2="3.685cm" svg:y2="10.901cm">
          <text:p/>
        </draw:line>
        <draw:line draw:style-name="gr4" draw:text-style-name="P4" draw:layer="layout" svg:x1="3.92cm" svg:y1="10.638cm" svg:x2="3.92cm" svg:y2="11.201cm">
          <text:p/>
        </draw:line>
        <draw:line draw:style-name="gr4" draw:text-style-name="P4" draw:layer="layout" svg:x1="4.155cm" svg:y1="10.638cm" svg:x2="4.155cm" svg:y2="11.201cm">
          <text:p/>
        </draw:line>
        <draw:line draw:style-name="gr4" draw:text-style-name="P4" draw:layer="layout" svg:x1="4.39cm" svg:y1="10.638cm" svg:x2="4.39cm" svg:y2="11.201cm">
          <text:p/>
        </draw:line>
        <draw:line draw:style-name="gr4" draw:text-style-name="P4" draw:layer="layout" svg:x1="4.625cm" svg:y1="10.638cm" svg:x2="4.625cm" svg:y2="11.201cm">
          <text:p/>
        </draw:line>
        <draw:line draw:style-name="gr4" draw:text-style-name="P4" draw:layer="layout" svg:x1="4.86cm" svg:y1="10.638cm" svg:x2="4.86cm" svg:y2="11.201cm">
          <text:p/>
        </draw:line>
        <draw:line draw:style-name="gr4" draw:text-style-name="P4" draw:layer="layout" svg:x1="2.065cm" svg:y1="7cm" svg:x2="2.065cm" svg:y2="7.563cm">
          <text:p/>
        </draw:line>
        <draw:line draw:style-name="gr4" draw:text-style-name="P4" draw:layer="layout" svg:x1="1.988cm" svg:y1="7.375cm" svg:x2="1.4cm" svg:y2="7.375cm">
          <text:p/>
        </draw:line>
        <draw:line draw:style-name="gr4" draw:text-style-name="P4" draw:layer="layout" svg:x1="1.988cm" svg:y1="7.6cm" svg:x2="1.4cm" svg:y2="7.6cm">
          <text:p/>
        </draw:line>
        <draw:line draw:style-name="gr4" draw:text-style-name="P4" draw:layer="layout" svg:x1="1.988cm" svg:y1="7.825cm" svg:x2="1.4cm" svg:y2="7.825cm">
          <text:p/>
        </draw:line>
        <draw:line draw:style-name="gr4" draw:text-style-name="P4" draw:layer="layout" svg:x1="1.988cm" svg:y1="8.05cm" svg:x2="1.4cm" svg:y2="8.05cm">
          <text:p/>
        </draw:line>
        <draw:line draw:style-name="gr4" draw:text-style-name="P4" draw:layer="layout" svg:x1="1.988cm" svg:y1="8.275cm" svg:x2="1.4cm" svg:y2="8.275cm">
          <text:p/>
        </draw:line>
        <draw:line draw:style-name="gr4" draw:text-style-name="P4" draw:layer="layout" svg:x1="1.988cm" svg:y1="8.5cm" svg:x2="1.4cm" svg:y2="8.5cm">
          <text:p/>
        </draw:line>
        <draw:line draw:style-name="gr4" draw:text-style-name="P4" draw:layer="layout" svg:x1="1.988cm" svg:y1="8.725cm" svg:x2="1.4cm" svg:y2="8.725cm">
          <text:p/>
        </draw:line>
        <draw:line draw:style-name="gr4" draw:text-style-name="P4" draw:layer="layout" svg:x1="1.988cm" svg:y1="8.95cm" svg:x2="1.4cm" svg:y2="8.95cm">
          <text:p/>
        </draw:line>
        <draw:line draw:style-name="gr4" draw:text-style-name="P4" draw:layer="layout" svg:x1="1.988cm" svg:y1="9.175cm" svg:x2="1.4cm" svg:y2="9.175cm">
          <text:p/>
        </draw:line>
        <draw:line draw:style-name="gr4" draw:text-style-name="P4" draw:layer="layout" svg:x1="1.988cm" svg:y1="9.4cm" svg:x2="1.4cm" svg:y2="9.4cm">
          <text:p/>
        </draw:line>
        <draw:line draw:style-name="gr4" draw:text-style-name="P4" draw:layer="layout" svg:x1="1.988cm" svg:y1="9.625cm" svg:x2="1.4cm" svg:y2="9.625cm">
          <text:p/>
        </draw:line>
        <draw:line draw:style-name="gr4" draw:text-style-name="P4" draw:layer="layout" svg:x1="1.988cm" svg:y1="9.85cm" svg:x2="1.4cm" svg:y2="9.85cm">
          <text:p/>
        </draw:line>
        <draw:line draw:style-name="gr4" draw:text-style-name="P4" draw:layer="layout" svg:x1="1.988cm" svg:y1="10.075cm" svg:x2="1.4cm" svg:y2="10.075cm">
          <text:p/>
        </draw:line>
        <draw:line draw:style-name="gr4" draw:text-style-name="P4" draw:layer="layout" svg:x1="1.988cm" svg:y1="10.3cm" svg:x2="1.4cm" svg:y2="10.3cm">
          <text:p/>
        </draw:line>
        <draw:line draw:style-name="gr4" draw:text-style-name="P4" draw:layer="layout" svg:x1="1.988cm" svg:y1="10.525cm" svg:x2="1.4cm" svg:y2="10.525cm">
          <text:p/>
        </draw:line>
        <draw:frame draw:style-name="gr5" draw:text-style-name="P6" xml:id="id2" draw:id="id2" draw:layer="layout" svg:width="5.5cm" svg:height="1cm" svg:x="14.7cm" svg:y="4cm">
          <draw:text-box>
            <text:p text:style-name="P5"><text:span text:style-name="T1">gestionException()</text:span></text:p>
          </draw:text-box>
        </draw:frame>
        <draw:frame draw:style-name="gr6" draw:text-style-name="P6" xml:id="id3" draw:id="id3" draw:layer="layout" svg:width="7cm" svg:height="1.243cm" svg:x="20.8cm" svg:y="2.357cm">
          <draw:text-box>
            <text:p text:style-name="P5"><text:span text:style-name="T1">gestionExceptionDiv0()</text:span></text:p>
          </draw:text-box>
        </draw:frame>
        <draw:frame draw:style-name="gr6" draw:text-style-name="P6" xml:id="id4" draw:id="id4" draw:layer="layout" svg:width="6cm" svg:height="1.243cm" svg:x="14.7cm" svg:y="12.2cm">
          <draw:text-box>
            <text:p text:style-name="P5"><text:span text:style-name="T1">gestionInterruptio</text:span><text:span text:style-name="T1">n()</text:span></text:p>
          </draw:text-box>
        </draw:frame>
        <draw:frame draw:style-name="gr5" draw:text-style-name="P6" xml:id="id6" draw:id="id6" draw:layer="layout" svg:width="5.5cm" svg:height="1cm" svg:x="14.7cm" svg:y="8cm">
          <draw:text-box>
            <text:p text:style-name="P5"><text:span text:style-name="T1">i8259aGestionIRQ()</text:span></text:p>
          </draw:text-box>
        </draw:frame>
        <draw:frame draw:style-name="gr7" draw:text-style-name="P7" draw:layer="layout" svg:width="2.754cm" svg:height="0.962cm" svg:x="2.114cm" svg:y="1.638cm">
          <draw:text-box>
            <text:p>Matériel</text:p>
          </draw:text-box>
        </draw:frame>
        <draw:line draw:style-name="gr4" draw:text-style-name="P4" draw:layer="layout" svg:x1="1.84cm" svg:y1="7cm" svg:x2="1.84cm" svg:y2="7.563cm">
          <text:p/>
        </draw:line>
        <draw:line draw:style-name="gr4" draw:text-style-name="P4" draw:layer="layout" svg:x1="2.291cm" svg:y1="7cm" svg:x2="2.291cm" svg:y2="7.563cm">
          <text:p/>
        </draw:line>
        <draw:line draw:style-name="gr4" draw:text-style-name="P4" draw:layer="layout" svg:x1="2.516cm" svg:y1="7cm" svg:x2="2.516cm" svg:y2="7.563cm">
          <text:p/>
        </draw:line>
        <draw:line draw:style-name="gr4" draw:text-style-name="P4" draw:layer="layout" svg:x1="2.741cm" svg:y1="7cm" svg:x2="2.741cm" svg:y2="7.563cm">
          <text:p/>
        </draw:line>
        <draw:line draw:style-name="gr4" draw:text-style-name="P4" draw:layer="layout" svg:x1="2.967cm" svg:y1="7cm" svg:x2="2.967cm" svg:y2="7.563cm">
          <text:p/>
        </draw:line>
        <draw:line draw:style-name="gr4" draw:text-style-name="P4" draw:layer="layout" svg:x1="3.192cm" svg:y1="7cm" svg:x2="3.192cm" svg:y2="7.563cm">
          <text:p/>
        </draw:line>
        <draw:line draw:style-name="gr4" draw:text-style-name="P4" draw:layer="layout" svg:x1="3.417cm" svg:y1="7cm" svg:x2="3.417cm" svg:y2="7.563cm">
          <text:p/>
        </draw:line>
        <draw:line draw:style-name="gr4" draw:text-style-name="P4" draw:layer="layout" svg:x1="3.643cm" svg:y1="7cm" svg:x2="3.643cm" svg:y2="7.563cm">
          <text:p/>
        </draw:line>
        <draw:line draw:style-name="gr4" draw:text-style-name="P4" draw:layer="layout" svg:x1="3.868cm" svg:y1="7cm" svg:x2="3.868cm" svg:y2="7.563cm">
          <text:p/>
        </draw:line>
        <draw:line draw:style-name="gr4" draw:text-style-name="P4" draw:layer="layout" svg:x1="4.094cm" svg:y1="7cm" svg:x2="4.094cm" svg:y2="7.563cm">
          <text:p/>
        </draw:line>
        <draw:line draw:style-name="gr4" draw:text-style-name="P4" draw:layer="layout" svg:x1="4.319cm" svg:y1="7cm" svg:x2="4.319cm" svg:y2="7.563cm">
          <text:p/>
        </draw:line>
        <draw:line draw:style-name="gr4" draw:text-style-name="P4" draw:layer="layout" svg:x1="4.544cm" svg:y1="7cm" svg:x2="4.544cm" svg:y2="7.563cm">
          <text:p/>
        </draw:line>
        <draw:line draw:style-name="gr4" draw:text-style-name="P4" draw:layer="layout" svg:x1="4.77cm" svg:y1="7cm" svg:x2="4.77cm" svg:y2="7.563cm">
          <text:p/>
        </draw:line>
        <draw:custom-shape draw:style-name="gr8" draw:text-style-name="P8" draw:layer="layout" svg:width="3.525cm" svg:height="3.375cm" svg:x="1.688cm" svg:y="7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3.8cm" svg:y="7.7cm">
          <text:p text:style-name="P8">!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10" draw:text-style-name="P6" draw:layer="layout" svg:width="2.5cm" svg:height="2.235cm" svg:x="1.8cm" svg:y="9cm">
          <draw:text-box>
            <text:p text:style-name="P5"><text:span text:style-name="T1">…</text:span></text:p>
            <text:p text:style-name="P5"><text:span text:style-name="T1">i</text:span><text:span text:style-name="T1">n</text:span><text:span text:style-name="T1">t</text:span><text:span text:style-name="T1"> </text:span><text:span text:style-name="T1">4</text:span><text:span text:style-name="T1">2</text:span></text:p>
            <text:p text:style-name="P5"><text:span text:style-name="T1">…</text:span></text:p>
            <text:p text:style-name="P5"><text:span text:style-name="T1"/></text:p>
          </draw:text-box>
        </draw:frame>
        <draw:custom-shape draw:style-name="gr11" draw:text-style-name="P10" draw:layer="layout" svg:width="0.5cm" svg:height="1cm" svg:x="3.2cm" svg:y="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4" draw:layer="layout" svg:x1="2.3cm" svg:y1="5.1cm" svg:x2="2.3cm" svg:y2="5.663cm">
          <text:p/>
        </draw:line>
        <draw:line draw:style-name="gr12" draw:text-style-name="P4" draw:layer="layout" svg:x1="2.535cm" svg:y1="5.1cm" svg:x2="2.535cm" svg:y2="5.663cm">
          <text:p/>
        </draw:line>
        <draw:line draw:style-name="gr12" draw:text-style-name="P4" draw:layer="layout" svg:x1="2.77cm" svg:y1="5.1cm" svg:x2="2.77cm" svg:y2="5.663cm">
          <text:p/>
        </draw:line>
        <draw:line draw:style-name="gr12" draw:text-style-name="P4" draw:layer="layout" svg:x1="3.005cm" svg:y1="5.1cm" svg:x2="3.005cm" svg:y2="5.663cm">
          <text:p/>
        </draw:line>
        <draw:line draw:style-name="gr12" draw:text-style-name="P4" draw:layer="layout" svg:x1="3.24cm" svg:y1="5.1cm" svg:x2="3.24cm" svg:y2="5.663cm">
          <text:p/>
        </draw:line>
        <draw:line draw:style-name="gr12" draw:text-style-name="P4" draw:layer="layout" svg:x1="3.475cm" svg:y1="5.1cm" svg:x2="3.475cm" svg:y2="5.663cm">
          <text:p/>
        </draw:line>
        <draw:line draw:style-name="gr12" draw:text-style-name="P4" draw:layer="layout" svg:x1="3.71cm" svg:y1="5.1cm" svg:x2="3.71cm" svg:y2="5.663cm">
          <text:p/>
        </draw:line>
        <draw:line draw:style-name="gr12" draw:text-style-name="P4" draw:layer="layout" svg:x1="3.945cm" svg:y1="5.1cm" svg:x2="3.945cm" svg:y2="5.663cm">
          <text:p/>
        </draw:line>
        <draw:line draw:style-name="gr12" draw:text-style-name="P4" draw:layer="layout" svg:x1="4.18cm" svg:y1="5.1cm" svg:x2="4.18cm" svg:y2="5.663cm">
          <text:p/>
        </draw:line>
        <draw:line draw:style-name="gr12" draw:text-style-name="P4" draw:layer="layout" svg:x1="4.415cm" svg:y1="5.1cm" svg:x2="4.415cm" svg:y2="5.663cm">
          <text:p/>
        </draw:line>
        <draw:line draw:style-name="gr12" draw:text-style-name="P4" draw:layer="layout" svg:x1="4.65cm" svg:y1="5.1cm" svg:x2="4.65cm" svg:y2="5.663cm">
          <text:p/>
        </draw:line>
        <draw:line draw:style-name="gr12" draw:text-style-name="P4" draw:layer="layout" svg:x1="2.3cm" svg:y1="4.1cm" svg:x2="2.3cm" svg:y2="4.663cm">
          <text:p/>
        </draw:line>
        <draw:line draw:style-name="gr12" draw:text-style-name="P4" draw:layer="layout" svg:x1="2.535cm" svg:y1="4.1cm" svg:x2="2.535cm" svg:y2="4.663cm">
          <text:p/>
        </draw:line>
        <draw:line draw:style-name="gr12" draw:text-style-name="P4" draw:layer="layout" svg:x1="2.77cm" svg:y1="4.1cm" svg:x2="2.77cm" svg:y2="4.663cm">
          <text:p/>
        </draw:line>
        <draw:line draw:style-name="gr12" draw:text-style-name="P4" draw:layer="layout" svg:x1="3.005cm" svg:y1="4.1cm" svg:x2="3.005cm" svg:y2="4.663cm">
          <text:p/>
        </draw:line>
        <draw:line draw:style-name="gr12" draw:text-style-name="P4" draw:layer="layout" svg:x1="3.24cm" svg:y1="4.1cm" svg:x2="3.24cm" svg:y2="4.663cm">
          <text:p/>
        </draw:line>
        <draw:line draw:style-name="gr12" draw:text-style-name="P4" draw:layer="layout" svg:x1="3.475cm" svg:y1="4.1cm" svg:x2="3.475cm" svg:y2="4.663cm">
          <text:p/>
        </draw:line>
        <draw:line draw:style-name="gr12" draw:text-style-name="P4" draw:layer="layout" svg:x1="3.71cm" svg:y1="4.1cm" svg:x2="3.71cm" svg:y2="4.663cm">
          <text:p/>
        </draw:line>
        <draw:line draw:style-name="gr12" draw:text-style-name="P4" draw:layer="layout" svg:x1="3.945cm" svg:y1="4.1cm" svg:x2="3.945cm" svg:y2="4.663cm">
          <text:p/>
        </draw:line>
        <draw:line draw:style-name="gr12" draw:text-style-name="P4" draw:layer="layout" svg:x1="4.18cm" svg:y1="4.1cm" svg:x2="4.18cm" svg:y2="4.663cm">
          <text:p/>
        </draw:line>
        <draw:line draw:style-name="gr12" draw:text-style-name="P4" draw:layer="layout" svg:x1="4.415cm" svg:y1="4.1cm" svg:x2="4.415cm" svg:y2="4.663cm">
          <text:p/>
        </draw:line>
        <draw:line draw:style-name="gr12" draw:text-style-name="P4" draw:layer="layout" svg:x1="4.65cm" svg:y1="4.1cm" svg:x2="4.65cm" svg:y2="4.663cm">
          <text:p/>
        </draw:line>
        <draw:custom-shape draw:style-name="gr13" draw:text-style-name="P10" draw:layer="layout" svg:width="2.5cm" svg:height="1cm" svg:x="2.2cm" svg:y="4.4cm">
          <text:p text:style-name="P8">PIC</text:p>
          <draw:enhanced-geometry svg:viewBox="0 0 21600 21600" draw:type="rectangle" draw:enhanced-path="M 0 0 L 21600 0 21600 21600 0 21600 0 0 Z N"/>
        </draw:custom-shape>
        <draw:path draw:style-name="gr14" draw:text-style-name="P4" draw:layer="layout" svg:width="4.659cm" svg:height="5.772cm" svg:x="3.14cm" svg:y="3.5cm" svg:viewBox="0 0 4660 5773" svg:d="M260 0c0 2500-233 2655-234 3142 0 358-166 1858 334 2358s3110 177 3552 95l748-95">
          <text:p/>
        </draw:path>
        <draw:path draw:style-name="gr15" draw:text-style-name="P4" draw:layer="layout" svg:width="3.235cm" svg:height="4.157cm" svg:x="4.564cm" svg:y="4cm" svg:viewBox="0 0 3236 4158" svg:d="M0 4158c164-437 589-2217 736-2658 500-1500 1000-1500 1000-1500h1500">
          <text:p/>
        </draw:path>
        <draw:path draw:style-name="gr16" draw:text-style-name="P4" draw:layer="layout" svg:width="4.458cm" svg:height="2.51cm" draw:transform="rotate (-0.197396738400559) translate (3.73646723990418cm 9.78966461149189cm)" svg:viewBox="0 0 4459 2511" svg:d="M0 135c368-67 761-209 1135-87 371 120 1133 724 1224 1224 80 435 29 327 284 695 191 276 508 630 892 524l356-43 379-76 189-38">
          <text:p/>
        </draw:path>
        <draw:custom-shape draw:style-name="gr17" draw:text-style-name="P4" draw:layer="layout" svg:width="1cm" svg:height="4cm" svg:x="13.3cm" svg:y="2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4" draw:layer="layout" svg:width="1cm" svg:height="4cm" svg:x="13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4" draw:layer="layout" svg:width="1cm" svg:height="4cm" svg:x="13.3cm" svg:y="10.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5.741cm" svg:height="0.747cm" svg:x="6.422cm" svg:y="10.8cm">
          <draw:text-box>
            <text:p text:style-name="P5"><text:span text:style-name="T1">stubHandlerInt0()</text:span></text:p>
          </draw:text-box>
        </draw:frame>
        <draw:frame draw:style-name="gr20" draw:text-style-name="P6" draw:layer="layout" svg:width="5.741cm" svg:height="0.747cm" svg:x="6.422cm" svg:y="14.053cm">
          <draw:text-box>
            <text:p text:style-name="P5"><text:span text:style-name="T1">stubHandlerInt208()</text:span></text:p>
          </draw:text-box>
        </draw:frame>
        <draw:frame draw:style-name="gr21" draw:text-style-name="P12" draw:layer="layout" svg:width="2cm" svg:height="1.462cm" svg:x="6.536cm" svg:y="12.238cm">
          <draw:text-box>
            <text:p text:style-name="P11"><text:span text:style-name="T2">.</text:span><text:span text:style-name="T2">.</text:span><text:span text:style-name="T2">.</text:span></text:p>
          </draw:text-box>
        </draw:frame>
        <draw:frame draw:style-name="gr20" draw:text-style-name="P6" draw:layer="layout" svg:width="5.741cm" svg:height="0.747cm" svg:x="6.436cm" svg:y="6.6cm">
          <draw:text-box>
            <text:p text:style-name="P5"><text:span text:style-name="T1">stubHandlerIRQ0()</text:span></text:p>
          </draw:text-box>
        </draw:frame>
        <draw:frame draw:style-name="gr20" draw:text-style-name="P6" draw:layer="layout" svg:width="5.741cm" svg:height="0.747cm" svg:x="6.422cm" svg:y="9.753cm">
          <draw:text-box>
            <text:p text:style-name="P5"><text:span text:style-name="T1">stubHandlerIRQ15()</text:span></text:p>
          </draw:text-box>
        </draw:frame>
        <draw:frame draw:style-name="gr21" draw:text-style-name="P12" draw:layer="layout" svg:width="2cm" svg:height="1.462cm" svg:x="6.536cm" svg:y="8.038cm">
          <draw:text-box>
            <text:p text:style-name="P11"><text:span text:style-name="T2">...</text:span></text:p>
          </draw:text-box>
        </draw:frame>
        <draw:frame draw:style-name="gr22" draw:text-style-name="P6" draw:layer="layout" svg:width="5.5cm" svg:height="0.747cm" svg:x="6.422cm" svg:y="2.536cm">
          <draw:text-box>
            <text:p text:style-name="P5"><text:span text:style-name="T1">stubHandlerExDiv0()</text:span></text:p>
          </draw:text-box>
        </draw:frame>
        <draw:frame draw:style-name="gr21" draw:text-style-name="P12" draw:layer="layout" svg:width="2cm" svg:height="1.462cm" svg:x="6.55cm" svg:y="4.138cm">
          <draw:text-box>
            <text:p text:style-name="P11"><text:span text:style-name="T2">...</text:span></text:p>
          </draw:text-box>
        </draw:frame>
        <draw:frame draw:style-name="gr23" draw:text-style-name="P14" draw:layer="layout" svg:width="7cm" svg:height="1.243cm" svg:x="6.3cm" svg:y="18.257cm">
          <draw:text-box>
            <text:p text:style-name="P13"><text:span text:style-name="T1">interBasNiveau.nasm</text:span></text:p>
          </draw:text-box>
        </draw:frame>
        <draw:frame draw:style-name="gr23" draw:text-style-name="P14" draw:layer="layout" svg:width="13.4cm" svg:height="1.243cm" svg:x="14.6cm" svg:y="18.257cm">
          <draw:text-box>
            <text:p text:style-name="P13"><text:span text:style-name="T1">inter</text:span><text:span text:style-name="T1">rupti</text:span><text:span text:style-name="T1">on.c</text:span></text:p>
          </draw:text-box>
        </draw:frame>
        <draw:frame draw:style-name="gr6" draw:text-style-name="P6" draw:layer="layout" svg:width="7cm" svg:height="1.243cm" svg:x="6.422cm" svg:y="5.357cm">
          <draw:text-box>
            <text:p text:style-name="P5"><text:span text:style-name="T1">stubHandlerExReserved8()</text:span></text:p>
          </draw:text-box>
        </draw:frame>
        <draw:frame draw:style-name="gr24" draw:text-style-name="P12" draw:layer="layout" svg:width="2cm" svg:height="1cm" svg:x="20.8cm" svg:y="3.9cm">
          <draw:text-box>
            <text:p text:style-name="P11"><text:span text:style-name="T2">...</text:span></text:p>
          </draw:text-box>
        </draw:frame>
        <draw:frame draw:style-name="gr25" draw:text-style-name="P7" draw:layer="layout" svg:width="8.5cm" svg:height="1.673cm" svg:x="5.3cm" svg:y="15.914cm">
          <draw:text-box>
            <text:p text:style-name="P8">Les handlers</text:p>
            <text:p text:style-name="P8">bas niveau</text:p>
          </draw:text-box>
        </draw:frame>
        <draw:frame draw:style-name="gr25" draw:text-style-name="P15" draw:layer="layout" svg:width="6.4cm" svg:height="1.673cm" svg:x="14.2cm" svg:y="15.914cm">
          <draw:text-box>
            <text:p text:style-name="P8">Les fonctions d’aiguillage</text:p>
          </draw:text-box>
        </draw:frame>
        <draw:frame draw:style-name="gr25" draw:text-style-name="P7" draw:layer="layout" svg:width="8.5cm" svg:height="1.673cm" svg:x="19.5cm" svg:y="15.914cm">
          <draw:text-box>
            <text:p text:style-name="P8">Les gestionnaires d’interruption</text:p>
          </draw:text-box>
        </draw:frame>
        <draw:custom-shape draw:style-name="gr26" draw:text-style-name="P4" draw:layer="layout" svg:width="7cm" svg:height="15.8cm" svg:x="6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1" draw:id="id1" draw:layer="layout" svg:width="5.7cm" svg:height="15.8cm" svg:x="14.6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7.2cm" svg:height="15.8cm" svg:x="20.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7cm" svg:height="1.243cm" svg:x="20.8cm" svg:y="4.957cm">
          <draw:text-box>
            <text:p text:style-name="P5"><text:span text:style-name="T1">gestionExceptionPanique(</text:span><text:span text:style-name="T1">)</text:span></text:p>
          </draw:text-box>
        </draw:frame>
        <draw:frame draw:style-name="gr6" draw:text-style-name="P6" xml:id="id5" draw:id="id5" draw:layer="layout" svg:width="7cm" svg:height="1.243cm" svg:x="20.8cm" svg:y="10.8cm">
          <draw:text-box>
            <text:p text:style-name="P5"><text:span text:style-name="T1">neRienFaire()</text:span></text:p>
          </draw:text-box>
        </draw:frame>
        <draw:connector draw:style-name="gr29" draw:text-style-name="P4" draw:layer="layout" draw:type="curve" svg:x1="20.3cm" svg:y1="10.1cm" svg:x2="20.3cm" svg:y2="10.1cm" draw:start-shape="id1" draw:end-shape="id1" svg:d="M20300 10100z" svg:viewBox="0 0 1 1">
          <text:p/>
        </draw:connector>
        <draw:connector draw:style-name="gr30" draw:text-style-name="P4" draw:layer="layout" draw:type="curve" svg:x1="17.45cm" svg:y1="4cm" svg:x2="20.8cm" svg:y2="2.978cm" draw:start-shape="id2" draw:end-shape="id3" svg:d="M17450 4000c0-682 1116-1022 3350-1022" svg:viewBox="0 0 3351 1023">
          <text:p/>
        </draw:connector>
        <draw:connector draw:style-name="gr31" draw:text-style-name="P4" draw:layer="layout" draw:type="curve" svg:x1="17.7cm" svg:y1="12.2cm" svg:x2="20.8cm" svg:y2="11.421cm" draw:start-shape="id4" draw:start-glue-point="0" draw:end-shape="id5" svg:d="M17700 12200c0-520 1033-779 3100-779" svg:viewBox="0 0 3101 780">
          <text:p/>
        </draw:connector>
        <draw:frame draw:style-name="gr24" draw:text-style-name="P12" draw:layer="layout" svg:width="2cm" svg:height="1cm" svg:x="20.9cm" svg:y="7.7cm">
          <draw:text-box>
            <text:p text:style-name="P11"><text:span text:style-name="T2">...</text:span></text:p>
          </draw:text-box>
        </draw:frame>
        <draw:frame draw:style-name="gr24" draw:text-style-name="P12" draw:layer="layout" svg:width="2cm" svg:height="1cm" svg:x="20.9cm" svg:y="12.3cm">
          <draw:text-box>
            <text:p text:style-name="P11"><text:span text:style-name="T2">...</text:span></text:p>
          </draw:text-box>
        </draw:frame>
        <draw:frame draw:style-name="gr6" draw:text-style-name="P6" xml:id="id7" draw:id="id7" draw:layer="layout" svg:width="7cm" svg:height="1.243cm" svg:x="20.8cm" svg:y="6.4cm">
          <draw:text-box>
            <text:p text:style-name="P5"><text:span text:style-name="T1">handlerClients[0]</text:span></text:p>
          </draw:text-box>
        </draw:frame>
        <draw:frame draw:style-name="gr6" draw:text-style-name="P6" draw:layer="layout" svg:width="7cm" svg:height="1.243cm" svg:x="20.8cm" svg:y="9.457cm">
          <draw:text-box>
            <text:p text:style-name="P5"><text:span text:style-name="T1">handlerClients[NB_I</text:span><text:span text:style-name="T1">RQ]</text:span></text:p>
          </draw:text-box>
        </draw:frame>
        <draw:connector draw:style-name="gr32" draw:text-style-name="P4" draw:layer="layout" draw:type="curve" svg:x1="17.45cm" svg:y1="8cm" svg:x2="20.8cm" svg:y2="7.021cm" draw:start-shape="id6" draw:end-shape="id7" svg:d="M17450 8000c0-653 1116-979 3350-979" svg:viewBox="0 0 3351 9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5:51:25.283654455</meta:creation-date>
    <dc:date>2023-04-30T21:23:49.502070929</dc:date>
    <meta:editing-duration>PT3H37M35S</meta:editing-duration>
    <meta:editing-cycles>3</meta:editing-cycles>
    <meta:generator>LibreOffice/7.3.7.2$Linux_X86_64 LibreOffice_project/30$Build-2</meta:generator>
    <meta:document-statistic meta:object-count="129"/>
  </office:meta>
</office:document-meta>
</file>